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dicional</text:p>
          </table:table-cell>
          <table:table-cell office:value-type="string" calcext:value-type="string">
            <text:p>quer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8" calcext:value-type="float">
            <text:p>0.0005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77" calcext:value-type="float">
            <text:p>0.0007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77" calcext:value-type="float">
            <text:p>0.0007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36" calcext:value-type="float">
            <text:p>0.00036</text:p>
          </table:table-cell>
          <table:table-cell table:number-columns-repeated="2" office:value-type="float" office:value="0.00069" calcext:value-type="float">
            <text:p>0.0006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4:.C8])" office:value-type="float" office:value="0.000436" calcext:value-type="float">
            <text:p>0.000436</text:p>
          </table:table-cell>
          <table:table-cell table:formula="of:=AVERAGE([.D4:.D8])" office:value-type="float" office:value="0.000788" calcext:value-type="float">
            <text:p>0.000788</text:p>
          </table:table-cell>
          <table:table-cell table:formula="of:=AVERAGE([.E4:.E8])" office:value-type="float" office:value="0.000904" calcext:value-type="float">
            <text:p>0.000904</text:p>
          </table:table-cell>
          <table:table-cell table:formula="of:=AVERAGE([.F4:.F8])" office:value-type="float" office:value="0.000884" calcext:value-type="float">
            <text:p>0.000884</text:p>
          </table:table-cell>
          <table:table-cell table:formula="of:=AVERAGE([.G4:.G8])" office:value-type="float" office:value="0.0006" calcext:value-type="float">
            <text:p>0.0006</text:p>
          </table:table-cell>
          <table:table-cell table:formula="of:=AVERAGE([.H4:.H8])" office:value-type="float" office:value="0.000814" calcext:value-type="float">
            <text:p>0.000814</text:p>
          </table:table-cell>
          <table:table-cell table:formula="of:=AVERAGE([.I4:.I8])" office:value-type="float" office:value="0.00178" calcext:value-type="float">
            <text:p>0.00178</text:p>
          </table:table-cell>
          <table:table-cell table:formula="of:=AVERAGE([.J4:.J8])" office:value-type="float" office:value="0.000658" calcext:value-type="float">
            <text:p>0.000658</text:p>
          </table:table-cell>
          <table:table-cell table:formula="of:=AVERAGE([.K4:.K8])" office:value-type="float" office:value="0.000882" calcext:value-type="float">
            <text:p>0.000882</text:p>
          </table:table-cell>
          <table:table-cell table:formula="of:=AVERAGE([.L4:.L8])" office:value-type="float" office:value="0.000754" calcext:value-type="float">
            <text:p>0.000754</text:p>
          </table:table-cell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formula="of:=STDEV([.C4:.C8])" office:value-type="float" office:value="0.000103101891350256" calcext:value-type="float">
            <text:p>0.00010310189135</text:p>
          </table:table-cell>
          <table:table-cell table:formula="of:=STDEV([.D4:.D8])" office:value-type="float" office:value="0.000188865031173058" calcext:value-type="float">
            <text:p>0.000188865031173</text:p>
          </table:table-cell>
          <table:table-cell table:formula="of:=STDEV([.E4:.E8])" office:value-type="float" office:value="0.000157257750206468" calcext:value-type="float">
            <text:p>0.000157257750206</text:p>
          </table:table-cell>
          <table:table-cell table:formula="of:=STDEV([.F4:.F8])" office:value-type="float" office:value="0.000245825141106438" calcext:value-type="float">
            <text:p>0.000245825141106</text:p>
          </table:table-cell>
          <table:table-cell table:formula="of:=STDEV([.G4:.G8])" office:value-type="float" office:value="0.000118532695911297" calcext:value-type="float">
            <text:p>0.000118532695911</text:p>
          </table:table-cell>
          <table:table-cell table:formula="of:=STDEV([.H4:.H8])" office:value-type="float" office:value="0.000134461890511773" calcext:value-type="float">
            <text:p>0.000134461890512</text:p>
          </table:table-cell>
          <table:table-cell table:formula="of:=STDEV([.I4:.I8])" office:value-type="float" office:value="0.000396232255123179" calcext:value-type="float">
            <text:p>0.000396232255123</text:p>
          </table:table-cell>
          <table:table-cell table:formula="of:=STDEV([.J4:.J8])" office:value-type="float" office:value="0.0000901110426085505" calcext:value-type="float">
            <text:p>9.01110426085505E-05</text:p>
          </table:table-cell>
          <table:table-cell table:formula="of:=STDEV([.K4:.K8])" office:value-type="float" office:value="0.000185391477689779" calcext:value-type="float">
            <text:p>0.00018539147769</text:p>
          </table:table-cell>
          <table:table-cell table:formula="of:=STDEV([.L4:.L8])" office:value-type="float" office:value="0.000102615788258922" calcext:value-type="float">
            <text:p>0.00010261578825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lternativo</text:p>
          </table:table-cell>
          <table:table-cell office:value-type="string" calcext:value-type="string">
            <text:p>tip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Aninhado, 1</text:p>
          </table:table-cell>
          <table:table-cell office:value-type="string" calcext:value-type="string">
            <text:p>Indice, 2</text:p>
          </table:table-cell>
          <table:table-cell office:value-type="string" calcext:value-type="string">
            <text:p>From, 3</text:p>
          </table:table-cell>
          <table:table-cell office:value-type="string" calcext:value-type="string">
            <text:p>Join, 4</text:p>
          </table:table-cell>
          <table:table-cell office:value-type="string" calcext:value-type="string">
            <text:p>Join, 5</text:p>
          </table:table-cell>
          <table:table-cell office:value-type="string" calcext:value-type="string">
            <text:p>From, 6</text:p>
          </table:table-cell>
          <table:table-cell office:value-type="string" calcext:value-type="string">
            <text:p>Indice, 7</text:p>
          </table:table-cell>
          <table:table-cell office:value-type="string" calcext:value-type="string">
            <text:p>Aninhado, 8</text:p>
          </table:table-cell>
          <table:table-cell office:value-type="string" calcext:value-type="string">
            <text:p>Join, 9</text:p>
          </table:table-cell>
          <table:table-cell office:value-type="string" calcext:value-type="string">
            <text:p>From, 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63" calcext:value-type="float">
            <text:p>0.0006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3" calcext:value-type="float">
            <text:p>0.0007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.00057" calcext:value-type="float">
            <text:p>0.00057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15:.C19])" office:value-type="float" office:value="0.000486" calcext:value-type="float">
            <text:p>0.000486</text:p>
          </table:table-cell>
          <table:table-cell table:formula="of:=AVERAGE([.D15:.D19])" office:value-type="float" office:value="0.000786" calcext:value-type="float">
            <text:p>0.000786</text:p>
          </table:table-cell>
          <table:table-cell table:formula="of:=AVERAGE([.E15:.E19])" office:value-type="float" office:value="0.000928" calcext:value-type="float">
            <text:p>0.000928</text:p>
          </table:table-cell>
          <table:table-cell table:formula="of:=AVERAGE([.F15:.F19])" office:value-type="float" office:value="0.001048" calcext:value-type="float">
            <text:p>0.001048</text:p>
          </table:table-cell>
          <table:table-cell table:formula="of:=AVERAGE([.G15:.G19])" office:value-type="float" office:value="0.000688" calcext:value-type="float">
            <text:p>0.000688</text:p>
          </table:table-cell>
          <table:table-cell table:formula="of:=AVERAGE([.H15:.H19])" office:value-type="float" office:value="0.000908" calcext:value-type="float">
            <text:p>0.000908</text:p>
          </table:table-cell>
          <table:table-cell table:formula="of:=AVERAGE([.I15:.I19])" office:value-type="float" office:value="0.00174" calcext:value-type="float">
            <text:p>0.00174</text:p>
          </table:table-cell>
          <table:table-cell table:formula="of:=AVERAGE([.J15:.J19])" office:value-type="float" office:value="0.00083" calcext:value-type="float">
            <text:p>0.00083</text:p>
          </table:table-cell>
          <table:table-cell table:formula="of:=AVERAGE([.K15:.K19])" office:value-type="float" office:value="0.000818" calcext:value-type="float">
            <text:p>0.000818</text:p>
          </table:table-cell>
          <table:table-cell table:formula="of:=AVERAGE([.L15:.L19])" office:value-type="float" office:value="0.000728" calcext:value-type="float">
            <text:p>0.000728</text:p>
          </table:table-cell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formula="of:=STDEV([.C15:.C19])" office:value-type="float" office:value="0.0000844393273303382" calcext:value-type="float">
            <text:p>8.44393273303382E-05</text:p>
          </table:table-cell>
          <table:table-cell table:formula="of:=STDEV([.D15:.D19])" office:value-type="float" office:value="0.000186627972179949" calcext:value-type="float">
            <text:p>0.00018662797218</text:p>
          </table:table-cell>
          <table:table-cell table:formula="of:=STDEV([.E15:.E19])" office:value-type="float" office:value="0.000178241409330155" calcext:value-type="float">
            <text:p>0.00017824140933</text:p>
          </table:table-cell>
          <table:table-cell table:formula="of:=STDEV([.F15:.F19])" office:value-type="float" office:value="0.000356047749606707" calcext:value-type="float">
            <text:p>0.000356047749607</text:p>
          </table:table-cell>
          <table:table-cell table:formula="of:=STDEV([.G15:.G19])" office:value-type="float" office:value="0.000187536663082182" calcext:value-type="float">
            <text:p>0.000187536663082</text:p>
          </table:table-cell>
          <table:table-cell table:formula="of:=STDEV([.H15:.H19])" office:value-type="float" office:value="0.000181300854934554" calcext:value-type="float">
            <text:p>0.000181300854935</text:p>
          </table:table-cell>
          <table:table-cell table:formula="of:=STDEV([.I15:.I19])" office:value-type="float" office:value="0.000472228758124704" calcext:value-type="float">
            <text:p>0.000472228758125</text:p>
          </table:table-cell>
          <table:table-cell table:formula="of:=STDEV([.J15:.J19])" office:value-type="float" office:value="0.000188812075884992" calcext:value-type="float">
            <text:p>0.000188812075885</text:p>
          </table:table-cell>
          <table:table-cell table:formula="of:=STDEV([.K15:.K19])" office:value-type="float" office:value="0.000242115674833332" calcext:value-type="float">
            <text:p>0.000242115674833</text:p>
          </table:table-cell>
          <table:table-cell table:formula="of:=STDEV([.L15:.L19])" office:value-type="float" office:value="0.000275626558952507" calcext:value-type="float">
            <text:p>0.00027562655895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 table:formula="of:=[.C21]-[.C10]" office:value-type="float" office:value="0.0000499999999999999" calcext:value-type="float">
            <text:p>4.99999999999999E-05</text:p>
          </table:table-cell>
          <table:table-cell table:formula="of:=[.D21]-[.D10]" office:value-type="float" office:value="-0.00000199999999999994" calcext:value-type="float">
            <text:p>-1.99999999999994E-06</text:p>
          </table:table-cell>
          <table:table-cell table:formula="of:=[.E21]-[.E10]" office:value-type="float" office:value="0.0000240000000000001" calcext:value-type="float">
            <text:p>2.40000000000001E-05</text:p>
          </table:table-cell>
          <table:table-cell table:formula="of:=[.F21]-[.F10]" office:value-type="float" office:value="0.000164" calcext:value-type="float">
            <text:p>0.000164</text:p>
          </table:table-cell>
          <table:table-cell table:formula="of:=[.G21]-[.G10]" office:value-type="float" office:value="0.000088" calcext:value-type="float">
            <text:p>8.8E-05</text:p>
          </table:table-cell>
          <table:table-cell table:formula="of:=[.H21]-[.H10]" office:value-type="float" office:value="0.000094" calcext:value-type="float">
            <text:p>9.4E-05</text:p>
          </table:table-cell>
          <table:table-cell table:formula="of:=[.I21]-[.I10]" office:value-type="float" office:value="-0.0000399999999999997" calcext:value-type="float">
            <text:p>-3.99999999999997E-05</text:p>
          </table:table-cell>
          <table:table-cell table:formula="of:=[.J21]-[.J10]" office:value-type="float" office:value="0.000172" calcext:value-type="float">
            <text:p>0.000172</text:p>
          </table:table-cell>
          <table:table-cell table:formula="of:=[.K21]-[.K10]" office:value-type="float" office:value="-0.0000640000000000003" calcext:value-type="float">
            <text:p>-6.40000000000003E-05</text:p>
          </table:table-cell>
          <table:table-cell table:formula="of:=[.L21]-[.L10]" office:value-type="float" office:value="-0.000026" calcext:value-type="float">
            <text:p>-2.6E-05</text:p>
          </table:table-cell>
        </table:table-row>
        <table:table-row table:style-name="ro1">
          <table:table-cell/>
          <table:table-cell office:value-type="string" calcext:value-type="string">
            <text:p>perc</text:p>
          </table:table-cell>
          <table:table-cell table:formula="of:=[.C24]/[.C10]" office:value-type="float" office:value="0.114678899082569" calcext:value-type="float">
            <text:p>0.114678899082569</text:p>
          </table:table-cell>
          <table:table-cell table:formula="of:=[.D24]/[.D10]" office:value-type="float" office:value="-0.00253807106598977" calcext:value-type="float">
            <text:p>-0.00253807106599</text:p>
          </table:table-cell>
          <table:table-cell table:formula="of:=[.E24]/[.E10]" office:value-type="float" office:value="0.0265486725663718" calcext:value-type="float">
            <text:p>0.026548672566372</text:p>
          </table:table-cell>
          <table:table-cell table:formula="of:=[.F24]/[.F10]" office:value-type="float" office:value="0.18552036199095" calcext:value-type="float">
            <text:p>0.18552036199095</text:p>
          </table:table-cell>
          <table:table-cell table:formula="of:=[.G24]/[.G10]" office:value-type="float" office:value="0.146666666666667" calcext:value-type="float">
            <text:p>0.146666666666667</text:p>
          </table:table-cell>
          <table:table-cell table:formula="of:=[.H24]/[.H10]" office:value-type="float" office:value="0.115479115479115" calcext:value-type="float">
            <text:p>0.115479115479115</text:p>
          </table:table-cell>
          <table:table-cell table:formula="of:=[.I24]/[.I10]" office:value-type="float" office:value="-0.0224719101123594" calcext:value-type="float">
            <text:p>-0.022471910112359</text:p>
          </table:table-cell>
          <table:table-cell table:formula="of:=[.J24]/[.J10]" office:value-type="float" office:value="0.261398176291793" calcext:value-type="float">
            <text:p>0.261398176291793</text:p>
          </table:table-cell>
          <table:table-cell table:formula="of:=[.K24]/[.K10]" office:value-type="float" office:value="-0.0725623582766443" calcext:value-type="float">
            <text:p>-0.072562358276644</text:p>
          </table:table-cell>
          <table:table-cell table:formula="of:=[.L24]/[.L10]" office:value-type="float" office:value="-0.0344827586206896" calcext:value-type="float">
            <text:p>-0.034482758620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8:44:52.607024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2:16:22.062998156</meta:creation-date>
    <dc:date>2021-03-29T21:06:57.940128988</dc:date>
    <meta:editing-duration>PT1H2M15S</meta:editing-duration>
    <meta:editing-cycles>9</meta:editing-cycles>
    <meta:generator>LibreOffice/6.4.6.2$Linux_X86_64 LibreOffice_project/40$Build-2</meta:generator>
    <meta:document-statistic meta:table-count="1" meta:cell-count="202" meta:object-count="0"/>
  </office:meta>
</office:document-meta>
</file>